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4523" officeooo:paragraph-rsid="00174523" style:font-size-asian="15pt" style:font-size-complex="15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3815cc" style:font-size-asian="18pt" style:font-size-complex="18pt"/>
    </style:style>
    <style:style style:name="P4" style:family="paragraph" style:parent-style-name="Standard">
      <style:text-properties style:font-name="Ubuntu" fo:font-size="15pt" officeooo:rsid="0025224a" officeooo:paragraph-rsid="0025224a" style:font-size-asian="15pt" style:font-size-complex="15pt"/>
    </style:style>
    <style:style style:name="P5" style:family="paragraph" style:parent-style-name="Standard">
      <style:text-properties style:font-name="Ubuntu" officeooo:rsid="00264ea5" officeooo:paragraph-rsid="00264ea5"/>
    </style:style>
    <style:style style:name="P6" style:family="paragraph" style:parent-style-name="Preformatted_20_Text">
      <style:text-properties officeooo:rsid="00174523" officeooo:paragraph-rsid="00174523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5pt" style:font-size-asian="15pt" style:font-size-complex="15pt"/>
    </style:style>
    <style:style style:name="P9" style:family="paragraph" style:parent-style-name="Text_20_body">
      <style:text-properties style:font-name="Ubuntu" fo:font-size="16pt" style:font-size-asian="16pt" style:font-size-complex="16pt"/>
    </style:style>
    <style:style style:name="P10" style:family="paragraph" style:parent-style-name="Text_20_body">
      <style:text-properties style:font-name="Ubuntu" fo:font-size="16pt" officeooo:paragraph-rsid="0032cd4c" style:font-size-asian="16pt" style:font-size-complex="16pt"/>
    </style:style>
    <style:style style:name="P11" style:family="paragraph" style:parent-style-name="Text_20_body">
      <style:text-properties style:font-name="Ubuntu" fo:font-size="16pt" officeooo:paragraph-rsid="00414e86" style:font-size-asian="16pt" style:font-size-complex="16pt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488ba0"/>
    </style:style>
    <style:style style:name="P14" style:family="paragraph" style:parent-style-name="Text_20_body">
      <style:text-properties style:font-name="Ubuntu" fo:font-size="16pt" style:font-size-asian="16pt" style:font-size-complex="16pt"/>
    </style:style>
    <style:style style:name="P15" style:family="paragraph" style:parent-style-name="Text_20_body">
      <style:text-properties style:font-name="Ubuntu" fo:font-size="16pt" officeooo:rsid="001ba537" officeooo:paragraph-rsid="00414e86" style:font-size-asian="16pt" style:font-size-complex="16pt"/>
    </style:style>
    <style:style style:name="P16" style:family="paragraph" style:parent-style-name="Text_20_body">
      <style:text-properties style:font-name="Ubuntu" fo:font-size="16pt" fo:font-weight="bold" officeooo:rsid="001ba537" officeooo:paragraph-rsid="00414e86" style:font-size-asian="16pt" style:font-weight-asian="bold" style:font-size-complex="16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5224a" style:font-size-asian="15pt" style:font-size-complex="15pt"/>
    </style:style>
    <style:style style:name="T3" style:family="text">
      <style:text-properties fo:font-size="15pt" officeooo:rsid="00488ba0" style:font-size-asian="15pt" style:font-size-complex="1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Ubuntu" fo:font-size="16pt" style:font-size-asian="16pt" style:font-size-complex="16pt"/>
    </style:style>
    <style:style style:name="T6" style:family="text">
      <style:text-properties officeooo:rsid="003c78b4"/>
    </style:style>
    <style:style style:name="T7" style:family="text">
      <style:text-properties officeooo:rsid="004635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ource_20_Text"><text:span text:style-name="T1">sudo apt-get update</text:span></text:span></text:p>
      <text:p text:style-name="P7"><text:span text:style-name="Source_20_Text"><text:span text:style-name="T1">sudo apt-get install curl</text:span></text:span></text:p>
      <text:p text:style-name="P8">gpg --keyserver hkp://pool.sks-keyservers.net --recv-keys 409B6B1796C275462A1703113804BB82D39DC0E3 7D2BAF1CF37B13E2069D6956105BD0E739499BDB</text:p>
      <text:p text:style-name="P7"><text:span text:style-name="Source_20_Text"><text:span text:style-name="T1">\curl -sSL https://get.rvm.io | bash -s stable</text:span></text:span></text:p>
      <text:p text:style-name="P13"><text:span text:style-name="Source_20_Text"><text:span text:style-name="T3">Pacotes para que o ruby funcione melhor</text:span></text:span></text:p>
      <text:p text:style-name="P6"><text:span text:style-name="Source_20_Text"><text:span text:style-name="T1">sudo apt-get install build-essential patch ruby-dev zlib1g-dev liblzma-dev</text:span></text:span></text:p>
      <text:p text:style-name="P1"/>
      <text:p text:style-name="P6"><text:span text:style-name="Source_20_Text"><text:span text:style-name="T1">gem install rails --no-document</text:span></text:span></text:p>
      <text:p text:style-name="P1"/>
      <text:p text:style-name="Text_20_body"><text:span text:style-name="Source_20_Text"><text:span text:style-name="T5">sudo apt-get install git</text:span></text:span></text:p>
      <text:p text:style-name="P9">gem list rails – - local</text:p>
      <text:p text:style-name="P4">gem install rails -v 5.2.4.1</text:p>
      <text:p text:style-name="P4"/>
      <text:p text:style-name="P5"><text:span text:style-name="T2">g</text:span><text:span text:style-name="T1">em list rails</text:span></text:p>
      <text:p text:style-name="Text_20_body"/>
      <text:p text:style-name="P9">rails <text:s text:c="2"/>generate controller Produtos</text:p>
      <text:p text:style-name="P10">echo fs.inotify.max_user_watches=524288 | sudo tee -a /etc/sysctl.conf &amp;&amp; sudo sysctl -p <text:s text:c="2"/>= corrige problemas do generate controller.</text:p>
      <text:p text:style-name="P9"/>
      <text:p text:style-name="P11">rails generate model Produto nome:string descricao:text preco:decimal quantidade:integer </text:p>
      <text:p text:style-name="P15"/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7">C</text:span>ria em um banco de dados </text:p>
      <text:p text:style-name="P9"/>
      <text:p text:style-name="Standard"><text:span text:style-name="T4">rails </text:span><text:a xlink:type="simple" xlink:href="db:migrate" text:style-name="Internet_20_link" text:visited-style-name="Visited_20_Internet_20_Link"><text:span text:style-name="T4">db:migrate</text:span></text:a><text:span text:style-name="T4"> = migra os arquivos </text:span></text:p>
      <text:p text:style-name="P2"/>
      <text:p text:style-name="P2">rails dbconsole</text:p>
      <text:p text:style-name="P2"/>
      <text:p text:style-name="P2">.table = mostra o esquema de arquivos</text:p>
      <text:p text:style-name="P2"/>
      <text:p text:style-name="P2">.schema produtos = mostra a infraestrutura do rails sqlite3</text:p>
      <text:p text:style-name="P2"/>
      <text:p text:style-name="P2">rails console = para inserir dados no banco de dados</text:p>
      <text:p text:style-name="P2"/>
      <text:p text:style-name="P2">ex: camiseta = Produto.new</text:p>
      <text:p text:style-name="P2"/>
      <text:p text:style-name="P2">camiseta.nome = “Camiseta Azul”</text:p>
      <text:p text:style-name="P2"/>
      <text:p text:style-name="P2">camiseta.descricao = “Bem bonita”</text:p>
      <text:p text:style-name="P2"/>
      <text:p text:style-name="P2">camiseta.preco = 19,99</text:p>
      <text:p text:style-name="P2"/>
      <text:p text:style-name="P2">camiseta.quantidade = 10</text:p>
      <text:p text:style-name="P2"/>
      <text:p text:style-name="P2">camiseta.save</text:p>
      <text:p text:style-name="P2"/>
      <text:p text:style-name="P2"><text:span text:style-name="T6">O</text:span>utro <text:span text:style-name="T6">P</text:span>roduto</text:p>
      <text:p text:style-name="P2"/>
      <text:p text:style-name="P3">tenis = Produto.create nom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8T14:31:42.583586456</meta:creation-date>
    <dc:date>2020-07-14T22:41:03.593699832</dc:date>
    <meta:editing-duration>P3DT14H3M27S</meta:editing-duration>
    <meta:editing-cycles>46</meta:editing-cycles>
    <meta:generator>LibreOffice/6.4.4.2$Linux_X86_64 LibreOffice_project/40$Build-2</meta:generator>
    <meta:document-statistic meta:table-count="0" meta:image-count="0" meta:object-count="0" meta:page-count="2" meta:paragraph-count="28" meta:word-count="153" meta:character-count="1137" meta:non-whitespace-character-count="1007"/>
  </office:meta>
</office:document-meta>
</file>